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3" table:default-cell-style-name="ce1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haincode</text:p>
          </table:table-cell>
          <table:table-cell office:value-type="string" calcext:value-type="string">
            <text:p>huruf</text:p>
          </table:table-cell>
          <table:table-cell office:value-type="string" calcext:value-type="string">
            <text:p>posi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v1-lin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0755-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055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211-1117715457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A24111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-5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647555-53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555544535+44443b+7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-0555a5554-45+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5355-54-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13A</text:p>
          </table:table-cell>
          <table:table-cell office:value-type="string" calcext:value-type="string">
            <text:p>ت</text:p>
          </table:table-cell>
          <table:table-cell table:number-columns-repeated="2"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354A5745-</text:p>
          </table:table-cell>
          <table:table-cell office:value-type="string" calcext:value-type="string">
            <text:p>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office:value-type="string" calcext:value-type="string">
            <text:p>-555543+3</text:p>
          </table:table-cell>
          <table:table-cell office:value-type="string" calcext:value-type="string">
            <text:p>ر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554544b44444444444+3</text:p>
          </table:table-cell>
          <table:table-cell office:value-type="string" calcext:value-type="string">
            <text:p>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office:value-type="string" calcext:value-type="string">
            <text:p>675355-</text:p>
          </table:table-cell>
          <table:table-cell office:value-type="string" calcext:value-type="string">
            <text:p>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32+21-425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14-4655443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37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a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675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366604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4115a0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354+7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2+22A54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55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4b444-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3</text:p>
          </table:table-cell>
          <table:table-cell/>
          <table:table-cell office:value-type="string" calcext:value-type="string">
            <text:p>p01v1-line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b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2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-555B444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32544b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55-55544-4+4-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+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-3+456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544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+2621-51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5465655-5+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+3A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B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44444444-4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554A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354B57754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+54724436313261-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132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5A55-443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75757-6065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b04+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262250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750+5766+7745-5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A7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45A54-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55-034+</text:p>
          </table:table-cell>
          <table:table-cell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+026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45-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5b444-4433+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41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212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4675+55-3547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+5-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55A44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4b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c5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-053+76224-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0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5b5444-44433+32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7545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13455764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335-6-7+4+5+6272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5A0055-432A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555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a54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5-4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1B07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6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16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65555-443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00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2025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54444-444473+3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4A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34+357-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B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755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52+253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+3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56+6550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655A5-44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+343+5362156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6555b5+54444+44-4444433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-054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111017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float" office:value="-16711" calcext:value-type="float">
            <text:p>-1671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56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-7540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64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+342256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363654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3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055555-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4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27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7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2555-54b43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6235655545b+444-44437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7750-5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+534b6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4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41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3622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546765-3+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A71-117161-17+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65555-54754+40373+32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2511154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C-432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655A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4444444443+7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+75370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55-55534+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750414-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22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06b5140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5b3+6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7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06555-44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50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a435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3+21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12B17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1-14-65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-443+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B54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C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366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b5000042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467</text:p>
          </table:table-cell>
          <table:table-cell office:value-type="string" calcext:value-type="string">
            <text:p><text:s/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5272+</text:p>
          </table:table-cell>
          <table:table-cell office:value-type="string" calcext:value-type="string">
            <text:p><text:s/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116222111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5-443+</text:p>
          </table:table-cell>
          <table:table-cell office:value-type="string" calcext:value-type="string">
            <text:p><text:s/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1717b1</text:p>
          </table:table-cell>
          <table:table-cell office:value-type="string" calcext:value-type="string">
            <text:p><text:s/>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5B5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5</text:p>
          </table:table-cell>
          <table:table-cell office:value-type="string" calcext:value-type="string">
            <text:p><text:s/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6405-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755543</text:p>
          </table:table-cell>
          <table:table-cell office:value-type="string" calcext:value-type="string">
            <text:p><text:s/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A10653</text:p>
          </table:table-cell>
          <table:table-cell office:value-type="string" calcext:value-type="string">
            <text:p><text:s/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3B</text:p>
          </table:table-cell>
          <table:table-cell office:value-type="string" calcext:value-type="string">
            <text:p><text:s/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6554443</text:p>
          </table:table-cell>
          <table:table-cell office:value-type="string" calcext:value-type="string">
            <text:p><text:s/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554444+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A54-43+22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44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-4+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644a-4444277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A-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+56453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4A67+0444+</text:p>
          </table:table-cell>
          <table:table-cell office:value-type="string" calcext:value-type="string">
            <text:p><text:s/>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755</text:p>
          </table:table-cell>
          <table:table-cell table:style-name="Default" office:value-type="string" calcext:value-type="string">
            <text:p>ه</text:p>
          </table:table-cell>
          <table:table-cell office:value-type="string" calcext:value-type="string">
            <text:p>harusnya <text:s/>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B54-432</text:p>
          </table:table-cell>
          <table:table-cell office:value-type="string" calcext:value-type="string">
            <text:p><text:s/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77506504a-</text:p>
          </table:table-cell>
          <table:table-cell office:value-type="string" calcext:value-type="string">
            <text:p><text:s/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a</text:p>
          </table:table-cell>
          <table:table-cell office:value-type="string" calcext:value-type="string">
            <text:p><text:s/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722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</text:p>
          </table:table-cell>
          <table:table-cell office:value-type="string" calcext:value-type="string">
            <text:p><text:s/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<text:s/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 office:value-type="string" calcext:value-type="string">
            <text:p><text:s/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4-</text:p>
          </table:table-cell>
          <table:table-cell office:value-type="string" calcext:value-type="string">
            <text:p><text:s/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3426222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-46655</text:p>
          </table:table-cell>
          <table:table-cell office:value-type="string" calcext:value-type="string">
            <text:p><text:s/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444-4443+36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37555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7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6b0501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3+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145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31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-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21750655555445354444-4433+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57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054-44443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45B-5454-44443372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155-4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2455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B-44336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3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35a46605555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2242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5656706+0+7-65700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-5566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4667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34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3+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C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5B54-5353435627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4+347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+4-43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6534A56755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55b55-44437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22151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63A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A6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0406a04+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4-4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12+142B057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b5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3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55554-535474+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4554444444+4535-4444444443+733+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-5555-4+4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655444c4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-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B576554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33534666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055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255-542+3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765554-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5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A433+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6a0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4-5444444+4444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41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-11243A543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655-43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6555-55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654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4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4A+443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55-45a45555454453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37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155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-4B66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54C+7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55555555-5+55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243557655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55-55666555-55443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106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64A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25-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4576050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-3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2114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A1520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5555C54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465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643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5555-55444+4-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5643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A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B53456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3+4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A55530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b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555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2545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75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+6554+7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 table:number-rows-repeated="104823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ookup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  <table:database-ranges>
        <table:database-range table:name="__Anonymous_Sheet_DB__0" table:target-range-address="label.A3:label.B3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5-01-06T13:59:30.580629158</dc:date>
    <meta:editing-duration>P1DT20H47M7S</meta:editing-duration>
    <meta:editing-cycles>36</meta:editing-cycles>
    <meta:generator>LibreOffice/7.4.7.2$Linux_X86_64 LibreOffice_project/40$Build-2</meta:generator>
    <meta:document-statistic meta:table-count="2" meta:cell-count="756" meta:object-count="0"/>
  </office:meta>
</office:document-meta>
</file>